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600000030433B1CAD4FCB563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aksaman" svg:font-family="Laksaman" style:font-pitch="variable"/>
    <style:font-face style:name="Roboto" svg:font-family="Roboto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1394" officeooo:paragraph-rsid="00091394"/>
    </style:style>
    <style:style style:name="P2" style:family="paragraph" style:parent-style-name="Standard">
      <style:paragraph-properties fo:text-align="center" style:justify-single-word="false"/>
      <style:text-properties officeooo:rsid="00091394" officeooo:paragraph-rsid="000dd399"/>
    </style:style>
    <style:style style:name="P3" style:family="paragraph" style:parent-style-name="Standard">
      <style:text-properties officeooo:rsid="00091394" officeooo:paragraph-rsid="00118c7d"/>
    </style:style>
    <style:style style:name="P4" style:family="paragraph" style:parent-style-name="Standard">
      <style:text-properties style:font-name="Roboto" fo:font-size="12pt" officeooo:rsid="00091394" officeooo:paragraph-rsid="00091394" style:font-size-asian="12pt" style:font-size-complex="12pt"/>
    </style:style>
    <style:style style:name="P5" style:family="paragraph" style:parent-style-name="Standard">
      <style:text-properties style:font-name="Roboto" fo:font-size="12pt" officeooo:rsid="000b09ae" officeooo:paragraph-rsid="000b09ae" style:font-size-asian="12pt" style:font-size-complex="12pt"/>
    </style:style>
    <style:style style:name="P6" style:family="paragraph" style:parent-style-name="Standard">
      <style:text-properties fo:color="#00599d" style:font-name="Roboto" fo:font-size="14pt" officeooo:rsid="000b09ae" officeooo:paragraph-rsid="000b09ae" style:font-size-asian="14pt" style:font-size-complex="14pt"/>
    </style:style>
    <style:style style:name="P7" style:family="paragraph" style:parent-style-name="Standard">
      <style:text-properties fo:color="#579835" style:font-name="Roboto" fo:font-size="14pt" fo:font-weight="bold" officeooo:rsid="000b09ae" officeooo:paragraph-rsid="000b09ae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579835" style:font-name="Roboto" fo:font-size="14pt" fo:font-weight="bold" officeooo:rsid="000b09ae" officeooo:paragraph-rsid="00118c7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Roboto" fo:font-size="12pt" style:text-underline-style="none" officeooo:rsid="00091394" officeooo:paragraph-rsid="00091394" style:text-blinking="false" fo:background-color="transparent" style:font-size-asian="12pt" style:font-size-complex="12pt" loext:padding="0in" loext:border="none"/>
    </style:style>
    <style:style style:name="P10" style:family="paragraph" style:parent-style-name="Standard">
      <style:paragraph-properties fo:text-align="center" style:justify-single-word="false"/>
      <style:text-properties fo:color="#ef413d" style:font-name="Laksaman" fo:font-size="18pt" fo:font-weight="bold" officeooo:rsid="00091394" officeooo:paragraph-rsid="0010bfd3" style:font-size-asian="18pt" style:font-weight-asian="bold" style:font-size-complex="18pt" style:font-weight-complex="bold"/>
    </style:style>
    <style:style style:name="P11" style:family="paragraph" style:parent-style-name="Standard" style:list-style-name="L1"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officeooo:rsid="00118c7d" officeooo:paragraph-rsid="00118c7d" style:letter-kerning="true" style:font-size-asian="12pt" style:font-style-asian="normal" style:font-weight-asian="normal" style:font-size-complex="12pt" style:text-emphasize="none"/>
    </style:style>
    <style:style style:name="P12" style:family="paragraph" style:parent-style-name="Standard" style:list-style-name="L1"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officeooo:rsid="0012d4a7" officeooo:paragraph-rsid="0012d4a7" style:letter-kerning="true" style:font-size-asian="12pt" style:font-style-asian="normal" style:font-weight-asian="normal" style:font-size-complex="12pt" style:text-emphasize="none"/>
    </style:style>
    <style:style style:name="P13" style:family="paragraph" style:parent-style-name="Standard">
      <style:paragraph-properties fo:text-align="center" style:justify-single-word="false"/>
      <style:text-properties fo:color="#ef413d" style:font-name="Laksaman" fo:font-size="18pt" fo:font-weight="bold" officeooo:rsid="0012d4a7" officeooo:paragraph-rsid="0012d4a7" style:font-size-asian="18pt" style:font-weight-asian="bold" style:font-size-complex="18pt" style:font-weight-complex="bold"/>
    </style:style>
    <style:style style:name="P14" style:family="paragraph" style:parent-style-name="Standard">
      <style:text-properties fo:color="#579835" style:font-name="Roboto" fo:font-size="12pt" fo:font-weight="bold" officeooo:rsid="00091394" officeooo:paragraph-rsid="00091394" style:font-size-asian="12pt" style:font-weight-asian="bold" style:font-size-complex="12pt" style:font-weight-complex="bold"/>
    </style:style>
    <style:style style:name="T1" style:family="text">
      <style:text-properties officeooo:rsid="000dd399"/>
    </style:style>
    <style:style style:name="T2" style:family="text">
      <style:text-properties officeooo:rsid="00118c7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tividade </text:p>
      <text:p text:style-name="P13">React Routing</text:p>
      <text:p text:style-name="P2"/>
      <text:p text:style-name="P6">Professor: André Luís Bordignon</text:p>
      <text:p text:style-name="P6">Disciplina: D<text:span text:style-name="T1">SWL6</text:span></text:p>
      <text:p text:style-name="P1"/>
      <text:p text:style-name="P7">Atividade <text:span text:style-name="T2">1</text:span></text:p>
      <text:p text:style-name="P1"/>
      <text:list xml:id="list3817047518" text:style-name="L1">
        <text:list-item>
          <text:p text:style-name="P12">A partir do exemplo apresentado na vídeo aula altere os componentes que forem necessário para que o componente FullBook exiba o livro específico do vetor de objetos books. </text:p>
        </text:list-item>
      </text:list>
      <text:p text:style-name="P4"/>
      <text:p text:style-name="P9"><text:bookmark text:name="docs-internal-guid-3c1a5425-7fff-4454-8114-da1cdb6b8fee"/><draw:frame draw:style-name="fr1" draw:name="Image1" text:anchor-type="as-char" svg:width="2.1563in" svg:height="0.2244in" draw:z-index="0"><draw:image xlink:href="Pictures/10000201000001D600000030433B1CAD4FCB5637.png" xlink:type="simple" xlink:show="embed" xlink:actuate="onLoad" loext:mime-type="image/png"/></draw:frame></text:p>
      <text:p text:style-name="P14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aksaman" svg:font-family="Laksaman" style:font-pitch="variable"/>
    <style:font-face style:name="Roboto" svg:font-family="Roboto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4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0882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5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29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29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29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29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29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4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0882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5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29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29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29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29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29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4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paragraph-properties fo:text-align="start" style:justify-single-word="false" fo:orphans="2" fo:widows="2" style:writing-mode="lr-tb"/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Dashed" style:display-name="Arrow Dashed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Objeto_20_sem_20_preenchimento_20_nem_20_linha" style:display-name="Objeto sem preenchimento nem linha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_7e_LT_7e_Gliederung_20_1" style:display-name="Default_~LT~Gliederung 1" style:family="paragraph" style:default-outline-level="">
      <style:paragraph-properties fo:margin-top="0.14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_7e_LT_7e_Gliederung_20_2" style:display-name="Default_~LT~Gliederung 2" style:family="paragraph" style:parent-style-name="Default_5f__7e_LT_7e_Gliederung_20_1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5f__7e_LT_7e_Gliederung_20_3" style:display-name="Default_~LT~Gliederung 3" style:family="paragraph" style:parent-style-name="Default_5f__7e_LT_7e_Gliederung_20_2" style:default-outline-level="">
      <style:paragraph-properties fo:margin-top="0.0882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5f__7e_LT_7e_Gliederung_20_4" style:display-name="Default_~LT~Gliederung 4" style:family="paragraph" style:parent-style-name="Default_5f__7e_LT_7e_Gliederung_20_3" style:default-outline-level="">
      <style:paragraph-properties fo:margin-top="0.05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5" style:display-name="Default_~LT~Gliederung 5" style:family="paragraph" style:parent-style-name="Default_5f__7e_LT_7e_Gliederung_20_4" style:default-outline-level="">
      <style:paragraph-properties fo:margin-top="0.029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6" style:display-name="Default_~LT~Gliederung 6" style:family="paragraph" style:parent-style-name="Default_5f__7e_LT_7e_Gliederung_20_5" style:default-outline-level="">
      <style:paragraph-properties fo:margin-top="0.029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7" style:display-name="Default_~LT~Gliederung 7" style:family="paragraph" style:parent-style-name="Default_5f__7e_LT_7e_Gliederung_20_6" style:default-outline-level="">
      <style:paragraph-properties fo:margin-top="0.029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8" style:display-name="Default_~LT~Gliederung 8" style:family="paragraph" style:parent-style-name="Default_5f__7e_LT_7e_Gliederung_20_7" style:default-outline-level="">
      <style:paragraph-properties fo:margin-top="0.029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9" style:display-name="Default_~LT~Gliederung 9" style:family="paragraph" style:parent-style-name="Default_5f__7e_LT_7e_Gliederung_20_8" style:default-outline-level="">
      <style:paragraph-properties fo:margin-top="0.029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Titel" style:display-name="Default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_7e_LT_7e_Untertitel" style:display-name="Default_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_7e_LT_7e_Notizen" style:display-name="Defaul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_7e_LT_7e_Hintergrundobjekte" style:display-name="Defaul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_7e_LT_7e_Hintergrund" style:display-name="Defaul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3T11:54:19.909213282</meta:creation-date>
    <meta:generator>LibreOffice/6.4.6.2$Linux_X86_64 LibreOffice_project/40$Build-2</meta:generator>
    <dc:date>2021-01-06T00:12:24.491765138</dc:date>
    <meta:editing-duration>PT54M46S</meta:editing-duration>
    <meta:editing-cycles>8</meta:editing-cycles>
    <meta:document-statistic meta:table-count="0" meta:image-count="1" meta:object-count="0" meta:page-count="1" meta:paragraph-count="7" meta:word-count="40" meta:character-count="255" meta:non-whitespace-character-count="220"/>
  </office:meta>
</office:document-meta>
</file>